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moteManagerHandlerConfigurationDataImpl.getDomainListManag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Manager.getServic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ManagerHandlerConfigurationDataImpl.getUserSt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Manager.setMailServer( MailServer mail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ManagerHandlerConfigurationDataImpl.getUsersReposi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ManagerHandlerConfigurationDataImpl.getSpoolManag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ManagerHandlerConfigurationDataImpl.getBayesianAnalyzerManag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Manager.service( final ServiceManager componentManag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RemoteManager.setDomainListManagement( DomainListManagementService domListManag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Manager.configureCommands( final Configuration configuration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RemoteManager.configure( final Configuration configuration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RemoteManagerHandlerConfigurationDataImpl.getProcessorManag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Manager.setProcessorManagement( ProcessorManagementService processorManag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ManagerHandlerConfigurationDataImpl.getMailSer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Manager.setUsers( UsersRepository us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Manager.setStore( Store sto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Manager.setBayesianAnalyzerManagement( BayesianAnalyzerManagementService bayesianAnalyzerManag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Manager.newProtocolHandler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ManagerHandlerConfigurationDataImpl.getAdministrativeAccount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ManagerHandlerConfigurationDataImpl.getSt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Manager.setUsersStore( UsersStore usersSto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Manager.setVirtualUserTableManagement( VirtualUserTableManagementService vutManag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ManagerHandlerConfigurationDataImpl.getVirtualUserTableManag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ManagerHandlerConfigurationDataImpl.getComman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Manager.getDefault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ManagerHandlerConfigurationDataImpl.getHello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moteManager.setSpoolManagement( SpoolManagementService spoolManag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ManagerHandlerConfigurationDataImpl.getPromp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Manager.getConfiguration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